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T1" style:family="text">
      <style:text-properties officeooo:rsid="00168c2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Tic Tac Toe</text:span> </text:p>
      <text:p text:style-name="P1"/>
      <text:p text:style-name="P2">Tic Tac Toe is a small program created for educational purposes. The game is a retro-style version of the classic Tic Tac Toe, featuring a graphical user interface (GUI) and built-in artificial intelligence (AI).</text:p>
      <text:p text:style-name="P7">Contents</text:p>
      <text:p text:style-name="P1"/>
      <text:list xml:id="list2153057655" text:style-name="L1">
        <text:list-item>
          <text:p text:style-name="P3">main.py: This file is the entry point of the program. It calls the main GUI.</text:p>
        </text:list-item>
        <text:list-item>
          <text:p text:style-name="P3">gui.py: The gui.py module handles the game's user interface. It includes various sub-menus and animations for a retro gaming experience.</text:p>
        </text:list-item>
        <text:list-item>
          <text:p text:style-name="P3">ai.py: This module contains two main classes, GameStat and Ai, which manage the game's artificial intelligence.</text:p>
        </text:list-item>
      </text:list>
      <text:p text:style-name="P6"/>
      <text:p text:style-name="P7">Features</text:p>
      <text:p text:style-name="P1"/>
      <text:list xml:id="list151796001" text:style-name="L2">
        <text:list-item>
          <text:p text:style-name="P4">Retro User Interface: The main GUI provides a retro-themed interface with animations and sub-menus to enhance the gaming experience.</text:p>
        </text:list-item>
      </text:list>
      <text:list xml:id="list723551463" text:style-name="L3">
        <text:list-item>
          <text:p text:style-name="P5">Play Against AI: You can play against the AI in single-player mode. The AI utilizes the GameStat and Ai classes to make game decisions.</text:p>
        </text:list-item>
        <text:list-item>
          <text:p text:style-name="P5">Move Recording: Move input is done through the GUI, which has a control grid that records all moves made and passes them to the AI classes.</text:p>
        </text:list-item>
      </text:list>
      <text:p text:style-name="P1"/>
      <text:p text:style-name="P7">Note on Unused Built-in Functions</text:p>
      <text:p text:style-name="P1"/>
      <text:p text:style-name="P2">It's important to note that some of the functions written in the code correspond to Python's built-in functions, which may not have been used directly in the program. This project was created specifically for practicing <text:span text:style-name="T1">P</text:span>ython, so you might find custom implementations for educational purposes.</text:p>
      <text:p text:style-name="P7">Contributions</text:p>
      <text:p text:style-name="P1"/>
      <text:p text:style-name="P2">We welcome contributions and collaborations. If you'd like to improve this project or add new features, feel free to fork the repository and submit a pull reques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09:04.467435267</meta:creation-date>
    <dc:date>2023-09-15T11:14:41.973570981</dc:date>
    <meta:editing-duration>PT5M38S</meta:editing-duration>
    <meta:editing-cycles>1</meta:editing-cycles>
    <meta:document-statistic meta:table-count="0" meta:image-count="0" meta:object-count="0" meta:page-count="1" meta:paragraph-count="14" meta:word-count="243" meta:character-count="1478" meta:non-whitespace-character-count="1254"/>
    <meta:generator>LibreOffice/7.3.7.2$Linux_X86_64 LibreOffice_project/30$Build-2</meta:generator>
  </office:meta>
</office:document-meta>
</file>